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solid" style:text-underline-width="auto" style:text-underline-color="font-color" officeooo:rsid="0019b648" officeooo:paragraph-rsid="0019b648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solid" style:text-underline-width="auto" style:text-underline-color="font-color" officeooo:rsid="001d6ad9" officeooo:paragraph-rsid="001d6ad9"/>
    </style:style>
    <style:style style:name="P3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solid" style:text-underline-width="auto" style:text-underline-color="font-color" officeooo:rsid="001e48c9" officeooo:paragraph-rsid="001e48c9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solid" style:text-underline-width="auto" style:text-underline-color="font-color" officeooo:rsid="001e48c9" officeooo:paragraph-rsid="001e48c9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9b648" officeooo:paragraph-rsid="0019b648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a07c5" officeooo:paragraph-rsid="001a07c5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ba039" officeooo:paragraph-rsid="001ba039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d6ad9" officeooo:paragraph-rsid="001d6ad9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e48c9" officeooo:paragraph-rsid="001e48c9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f0992" officeooo:paragraph-rsid="001f0992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4ff72" officeooo:paragraph-rsid="0014ff72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d6ad9" officeooo:paragraph-rsid="001d6ad9"/>
    </style:style>
    <style:style style:name="P1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4ff72" officeooo:paragraph-rsid="0014ff72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55cb3" officeooo:paragraph-rsid="00155cb3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6f7a1" officeooo:paragraph-rsid="0016f7a1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55cb3" officeooo:paragraph-rsid="00155cb3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161604" officeooo:paragraph-rsid="00161604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16f7a1" officeooo:paragraph-rsid="0016f7a1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17c9ad" officeooo:paragraph-rsid="0017c9a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86980" officeooo:paragraph-rsid="0017c9ad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e48c9" officeooo:paragraph-rsid="001e48c9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f810b" officeooo:paragraph-rsid="001f810b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17f44" officeooo:paragraph-rsid="00217f44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1bc0b" officeooo:paragraph-rsid="0021bc0b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61c0c" officeooo:paragraph-rsid="00261c0c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707b8" officeooo:paragraph-rsid="002707b8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solid" style:text-underline-width="auto" style:text-underline-color="font-color" officeooo:rsid="0021bc0b" officeooo:paragraph-rsid="0021bc0b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Arial" fo:font-style="normal" style:text-underline-style="solid" style:text-underline-width="auto" style:text-underline-color="font-color" officeooo:rsid="00280140" officeooo:paragraph-rsid="00280140" style:font-style-asian="normal" style:font-style-complex="normal"/>
    </style:style>
    <style:style style:name="P29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fo:font-style="normal" style:text-underline-style="solid" style:text-underline-width="auto" style:text-underline-color="font-color" officeooo:rsid="002cdbff" officeooo:paragraph-rsid="002cdbff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Arial" fo:font-style="normal" style:text-underline-style="none" officeooo:rsid="0029bda3" officeooo:paragraph-rsid="0029bda3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Arial" fo:font-style="normal" style:text-underline-style="none" officeooo:rsid="0029bda3" officeooo:paragraph-rsid="00280140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Arial" fo:font-style="normal" style:text-underline-style="none" officeooo:rsid="002cdbff" officeooo:paragraph-rsid="002cdbff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Arial" fo:font-style="normal" style:text-underline-style="none" officeooo:rsid="002d34df" officeooo:paragraph-rsid="002d34df" style:font-style-asian="normal" style:font-style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5b841"/>
    </style:style>
    <style:style style:name="T3" style:family="text">
      <style:text-properties fo:color="#c9211e" loext:opacity="100%" officeooo:rsid="00186980"/>
    </style:style>
    <style:style style:name="T4" style:family="text">
      <style:text-properties officeooo:rsid="0015b841"/>
    </style:style>
    <style:style style:name="T5" style:family="text">
      <style:text-properties officeooo:rsid="00186980"/>
    </style:style>
    <style:style style:name="T6" style:family="text">
      <style:text-properties officeooo:rsid="001e48c9"/>
    </style:style>
    <style:style style:name="T7" style:family="text">
      <style:text-properties officeooo:rsid="00251dc6"/>
    </style:style>
    <style:style style:name="T8" style:family="text">
      <style:text-properties officeooo:rsid="002aea3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urs Synthèse</text:p>
      <text:p text:style-name="P13"/>
      <text:p text:style-name="P13"/>
      <text:p text:style-name="P14">I) Définition</text:p>
      <text:p text:style-name="P16"/>
      <text:p text:style-name="P16">⇒ Rendre compte de documents en les résumant</text:p>
      <text:p text:style-name="P16">⇒ Proposer une information brève, objective et claire</text:p>
      <text:p text:style-name="P16"><text:tab/>⇒<text:span text:style-name="T1"> Permettre aux autres de se faire rapidement un avis sans lire le corpus </text:span></text:p>
      <text:p text:style-name="P16"/>
      <text:p text:style-name="P16">⇒ Travail analytique : mise en avant de l’essentiel</text:p>
      <text:p text:style-name="P16"><text:tab/><text:span text:style-name="T4">⇒ </text:span><text:span text:style-name="T2">Répondre à la problématique de départ</text:span></text:p>
      <text:p text:style-name="P16"/>
      <text:p text:style-name="P17">⇒ Organisation des idées selon un plan personnel</text:p>
      <text:p text:style-name="P17"/>
      <text:p text:style-name="P17"/>
      <text:p text:style-name="P15">II) Objectif</text:p>
      <text:p text:style-name="P18"/>
      <text:p text:style-name="P18">⇒ Sélectionner différentes sources d’information</text:p>
      <text:p text:style-name="P19">⇒ Faire le point sur un ensemble de données </text:p>
      <text:p text:style-name="P19">⇒ Réorganiser des savoirs existants</text:p>
      <text:p text:style-name="P19">⇒ Exposer de façon concise des éléments essentiels</text:p>
      <text:p text:style-name="P19">⇒ Produire un nouveau document organisé et cohérent </text:p>
      <text:p text:style-name="P19"><text:tab/><text:span text:style-name="T5">⇒ </text:span><text:span text:style-name="T3">Souvent utile dans le monde pro</text:span></text:p>
      <text:p text:style-name="P20"/>
      <text:p text:style-name="P20"/>
      <text:p text:style-name="P1">III) Problématique</text:p>
      <text:p text:style-name="P1"/>
      <text:p text:style-name="P5">⇒ Question générale et pertinente à poser sur le corpus</text:p>
      <text:p text:style-name="P5"><text:tab/>⇒ Large : englober tous les documents</text:p>
      <text:p text:style-name="P5"><text:tab/>⇒ Précise : montrer leur PPDC</text:p>
      <text:p text:style-name="P5"><text:tab/>⇒ Question ouverte</text:p>
      <text:p text:style-name="P5"/>
      <text:p text:style-name="P6">⇒ Réponse particulière et partielle dans chaque document</text:p>
      <text:p text:style-name="P6">⇒ Donnée par le sujet : à reformuler à peine</text:p>
      <text:p text:style-name="P6"/>
      <text:p text:style-name="P7">⇒ Colo<text:span text:style-name="T6">nn</text:span>e vertébrale de la synthèse</text:p>
      <text:p text:style-name="P7"><text:tab/>⇒ Plan pour répondre à cette question</text:p>
      <text:p text:style-name="P7"><text:tab/><text:tab/>- Question énoncée en introduction</text:p>
      <text:p text:style-name="P7"><text:tab/><text:tab/>-Réponse partielle dans le développement</text:p>
      <text:p text:style-name="P7"><text:tab/><text:tab/>-Réponse définitive en conclusion</text:p>
      <text:p text:style-name="P7"/>
      <text:p text:style-name="P7"/>
      <text:p text:style-name="P2">IV) Confrontation des documents</text:p>
      <text:p text:style-name="P2"/>
      <text:p text:style-name="P8">⇒ Sélectionner les informations dans les textes</text:p>
      <text:p text:style-name="P8">⇒ Comparer ces arguments</text:p>
      <text:p text:style-name="P8"><text:tab/><text:span text:style-name="T1">⇒ Dégager des idées allant ensemble trouver les parties et sous-parties</text:span></text:p>
      <text:p text:style-name="P12"><text:tab/><text:span text:style-name="T6">⇒ Créer un tableau plaçant les idées retenues pour <text:s/></text:span></text:p>
      <text:p text:style-name="P8"/>
      <text:p text:style-name="P3">V) Plan</text:p>
      <text:p text:style-name="P4"/>
      <text:p text:style-name="P9">⇒ Disposer d’un outil efficace pour la rédaction</text:p>
      <text:p text:style-name="P9"><text:tab/>⇒ <text:span text:style-name="T1">Préciser les textes concernés par telle ou telle partie et sous-partie</text:span></text:p>
      <text:p text:style-name="P10">⇒ Résumer les textes à quelques idées fortes</text:p>
      <text:p text:style-name="P10">⇒ Relier les idées recensées</text:p>
      <text:p text:style-name="P10">⇒ Construire un raisonnement clair</text:p>
      <text:p text:style-name="P10"><text:tab/>⇒ Produire un discours,</text:p>
      <text:p text:style-name="P10"/>
      <text:p text:style-name="P10">⇒ Aborder le max de documents au sein de c<text:span text:style-name="T7">h</text:span>aque parties</text:p>
      <text:p text:style-name="P10">⇒ Classer les idées et la détailler</text:p>
      <text:p text:style-name="P10"><text:tab/>⇒ 2 à 3 niveaux</text:p>
      <text:p text:style-name="P10">⇒ Trouver les idées utiles pour les transitions</text:p>
      <text:p text:style-name="P9"/>
      <text:p text:style-name="P22">⇒ 4 types de plans :</text:p>
      <text:p text:style-name="P22"><text:tab/>⇒ Chronologique (Présentation suivant l’ordre du temps)</text:p>
      <text:p text:style-name="P22"><text:tab/>⇒ Thématique (Éventail de catégories)</text:p>
      <text:p text:style-name="P22"><text:tab/>⇒ Opposition (avantage/inconvénient , pour/contre)</text:p>
      <text:p text:style-name="P22"><text:tab/>⇒ Diagnostic (Analyse de l ‘existant, Causses, Répercutions futures, Proposition…)</text:p>
      <text:p text:style-name="P22">⇒ Les 2 premiers :</text:p>
      <text:p text:style-name="P22"><text:tab/>⇒ Mémoire et sens du classement ordonnée</text:p>
      <text:p text:style-name="P22"><text:tab/>⇒ Grande objectivité</text:p>
      <text:p text:style-name="P22">⇒ Les 2 derniers :</text:p>
      <text:p text:style-name="P22"><text:tab/>⇒ Connaissance approfondie du sujet</text:p>
      <text:p text:style-name="P22"><text:tab/>⇒ Investissement personnel</text:p>
      <text:p text:style-name="P22"/>
      <text:p text:style-name="P23">⇒ Possible de combiner ces quatre voies pour bâtir le plan d’un long discours</text:p>
      <text:p text:style-name="P23"/>
      <text:p text:style-name="P23"/>
      <text:p text:style-name="P27">VI) L’introduction</text:p>
      <text:p text:style-name="P24"/>
      <text:p text:style-name="P24">⇒ Introduction du thème : poser le sujet</text:p>
      <text:p text:style-name="P25">⇒ Formulation de la problématique : fil conducteur</text:p>
      <text:p text:style-name="P25"/>
      <text:p text:style-name="P25">⇒ Présentation rapide des documents</text:p>
      <text:p text:style-name="P25"><text:tab/>⇒ <text:span text:style-name="T1">Obligatoire : titre du document / année de publication</text:span></text:p>
      <text:p text:style-name="P25"><text:tab/>⇒ Facultatif : ouvrage OU site OU journal / nom de l’auteur</text:p>
      <text:p text:style-name="P25"><text:tab/>⇒ Avant ou après la problématique</text:p>
      <text:p text:style-name="P25"/>
      <text:p text:style-name="P26">⇒ Annonce du plan</text:p>
      <text:p text:style-name="P26"/>
      <text:p text:style-name="P26"/>
      <text:p text:style-name="P28">VII) Conclusion</text:p>
      <text:p text:style-name="P31"/>
      <text:p text:style-name="P30">⇒ Dresser le bilan final en reformulant l ‘essentiel</text:p>
      <text:p text:style-name="P30"><text:tab/>⇒ Aller au cœur des problèmes soulevés, répondre à la problématique</text:p>
      <text:p text:style-name="P30"/>
      <text:p text:style-name="P30">⇒ Proposer un avis</text:p>
      <text:p text:style-name="P30"><text:tab/>⇒ Annoncer la position la plus adapter selon soi</text:p>
      <text:p text:style-name="P30"/>
      <text:p text:style-name="P30">⇒ Facultatif : Faire une ouvertur<text:span text:style-name="T8">e</text:span></text:p>
      <text:p text:style-name="P29">VIII) Déroulement</text:p>
      <text:p text:style-name="P32"/>
      <text:p text:style-name="P32">⇒ Lire le sujet : en déduire une problématique provisoire</text:p>
      <text:p text:style-name="P32">⇒ Lire les textes du corpus</text:p>
      <text:p text:style-name="P32">⇒ Sélectionner les idées ET remplir le tableau de confrontation</text:p>
      <text:p text:style-name="P32"/>
      <text:p text:style-name="P32">⇒ Reprendre la problématique en fonction du corpus</text:p>
      <text:p text:style-name="P32">⇒ Rédiger le plan : s’aider de la problématique et des pistes trouvées</text:p>
      <text:p text:style-name="P32"/>
      <text:p text:style-name="P32">⇒ Rédiger l’introduction (4étapes)</text:p>
      <text:p text:style-name="P32">⇒ Rédiger la conclusion(2 à 3 étapes)</text:p>
      <text:p text:style-name="P32">⇒ Rédiger le développement en suivant le plan</text:p>
      <text:p text:style-name="P32"><text:tab/>⇒ Clair pour ceux n’ayant pas lu le corpus</text:p>
      <text:p text:style-name="P32"><text:tab/>⇒ <text:span text:style-name="T9">En général, au mois deux textes du corpus par sous-partie</text:span></text:p>
      <text:p text:style-name="P32"><text:span text:style-name="T9"/></text:p>
      <text:p text:style-name="P33"><text:span text:style-name="T9">⇒ </text:span><text:span text:style-name="T10">Relire 2 fois</text:span></text:p>
      <text:p text:style-name="P33"><text:span text:style-name="T10"><text:tab/>⇒ Clarté des idées et de leur enchaînement</text:span></text:p>
      <text:p text:style-name="P33"><text:span text:style-name="T10"><text:tab/>⇒ Expression (en particulier la première page) : possible de recopier des phrases <text:tab/>complète</text:span></text:p>
      <text:p text:style-name="P33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4:41:33.624177357</meta:creation-date>
    <dc:date>2023-01-23T14:29:40.685384701</dc:date>
    <meta:editing-duration>PT43M21S</meta:editing-duration>
    <meta:editing-cycles>28</meta:editing-cycles>
    <meta:generator>LibreOffice/7.4.4.2$Linux_X86_64 LibreOffice_project/40$Build-2</meta:generator>
    <meta:document-statistic meta:table-count="0" meta:image-count="0" meta:object-count="0" meta:page-count="3" meta:paragraph-count="83" meta:word-count="570" meta:character-count="3383" meta:non-whitespace-character-count="2855"/>
  </office:meta>
</office:document-meta>
</file>